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795b" officeooo:paragraph-rsid="0005795b" style:font-weight-asian="bold" style:font-weight-complex="bold"/>
    </style:style>
    <style:style style:name="P2" style:family="paragraph" style:parent-style-name="Standard">
      <style:text-properties fo:font-weight="bold" officeooo:rsid="0005795b" officeooo:paragraph-rsid="000cd94d" style:font-weight-asian="bold" style:font-weight-complex="bold"/>
    </style:style>
    <style:style style:name="P3" style:family="paragraph" style:parent-style-name="Standard">
      <style:text-properties fo:font-weight="bold" officeooo:rsid="0007ba10" officeooo:paragraph-rsid="0007ba10" style:font-weight-asian="bold" style:font-weight-complex="bold"/>
    </style:style>
    <style:style style:name="P4" style:family="paragraph" style:parent-style-name="Standard">
      <style:text-properties fo:font-weight="bold" officeooo:rsid="000954cd" officeooo:paragraph-rsid="000954cd" style:font-weight-asian="bold" style:font-weight-complex="bold"/>
    </style:style>
    <style:style style:name="T1" style:family="text">
      <style:text-properties officeooo:rsid="0005ddb3"/>
    </style:style>
    <style:style style:name="T2" style:family="text">
      <style:text-properties officeooo:rsid="0007ba10"/>
    </style:style>
    <style:style style:name="T3" style:family="text">
      <style:text-properties officeooo:rsid="000cd94d"/>
    </style:style>
    <style:style style:name="T4" style:family="text">
      <style:text-properties officeooo:rsid="000ce95f"/>
    </style:style>
    <style:style style:name="T5" style:family="text">
      <style:text-properties officeooo:rsid="000e9a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eptos</text:p>
      <text:p text:style-name="P2"><text:tab/>ciencia <text:span text:style-name="T3">(</text:span><text:span text:style-name="T2">frevs</text:span><text:span text:style-name="T3">)</text:span>-→ que es → concepto</text:p>
      <text:p text:style-name="P1"><text:tab/><text:tab/><text:tab/> <text:s text:c="5"/>→ caracteristicas (4)</text:p>
      <text:p text:style-name="P1"><text:tab/><text:tab/><text:tab/> <text:s text:c="5"/>→ limitaciones (4)</text:p>
      <text:p text:style-name="P1"><text:tab/><text:tab/> → tipos: → formales</text:p>
      <text:p text:style-name="P1"><text:tab/><text:tab/><text:tab/> <text:s text:c="3"/>→ <text:s/>facticas </text:p>
      <text:p text:style-name="P1"><text:tab/></text:p>
      <text:p text:style-name="P1"><text:tab/>metodo cientifico (5<text:span text:style-name="T3">)<text:line-break/><text:tab/>(es la estrategia que usa la investigacion cientifica, concreto )</text:span></text:p>
      <text:p text:style-name="P1"><text:tab/></text:p>
      <text:p text:style-name="P1"><text:tab/>teoria cientifica → que es</text:p>
      <text:p text:style-name="P1"><text:tab/><text:span text:style-name="T3">(conjunto </text:span><text:span text:style-name="T5">de supuestos </text:span><text:span text:style-name="T3">syc , modo comporta <text:s/>, <text:s/>para explicar)</text:span><text:tab/></text:p>
      <text:p text:style-name="P1"/>
      <text:p text:style-name="P1"><text:tab/>pensamiento cientifico → que es</text:p>
      <text:p text:style-name="P1"><text:tab/><text:span text:style-name="T3">(caracter preactico y dd dominacion de lo estudiado)</text:span><text:tab/></text:p>
      <text:p text:style-name="P1"/>
      <text:p text:style-name="P1"><text:tab/>investigacion cientifica → que es <text:span text:style-name="T3">(conjunto de procesos sis , cri y emp para el estudio)</text:span></text:p>
      <text:p text:style-name="P1"><text:tab/><text:tab/><text:tab/><text:tab/> <text:s text:c="4"/>→ (9)<text:span text:style-name="T3">(ROTA FAVEC)</text:span></text:p>
      <text:p text:style-name="P1"/>
      <text:p text:style-name="P1"><text:tab/>i+d (3) <text:span text:style-name="T4">(BASICA APLICADA <text:s/>EXPECIFICA)</text:span></text:p>
      <text:p text:style-name="P1"/>
      <text:p text:style-name="P1"><text:tab/>saberes que conviene (3)</text:p>
      <text:p text:style-name="P1"/>
      <text:p text:style-name="P1"><text:tab/>conocimiento → racional <text:span text:style-name="T4">(comceptos , juicios y conbinaciones de ideas, relacionadas con una logica , para una nueva idea organisadas)</text:span></text:p>
      <text:p text:style-name="P1"><text:tab/><text:tab/><text:tab/>→ niveles (4)<text:span text:style-name="T4">(dics)</text:span></text:p>
      <text:p text:style-name="P1"><text:tab/><text:tab/><text:tab/>→ cientifico (18)<text:span text:style-name="T4">(lo misma que ciencia pero no infalible, producto del humano)</text:span></text:p>
      <text:p text:style-name="P1"><text:tab/></text:p>
      <text:p text:style-name="P1"><text:tab/><text:span text:style-name="T1">ciencia → teoria→ investigacion → metodo → pensamiento → conocimiento</text:span></text:p>
      <text:p text:style-name="P3"/>
      <text:p text:style-name="P4">conceptos de ciencias :</text:p>
      <text:p text:style-name="P4"><text:tab/>ejemplos</text:p>
      <text:p text:style-name="P4"><text:tab/>si son cientificas o no</text:p>
      <text:p text:style-name="P4"><text:tab/>como testean</text:p>
      <text:p text:style-name="P4"><text:tab/>simbolos</text:p>
      <text:p text:style-name="P4"><text:tab/>relaciones</text:p>
      <text:p text:style-name="P4"><text:tab/>el sistema de ideas que usan y hasta que punto las usan</text:p>
      <text:p text:style-name="P4"><text:tab/>caracteristicas</text:p>
      <text:p text:style-name="P4"><text:tab/>concluciones</text:p>
      <text:p text:style-name="P4"/>
      <text:p text:style-name="P4"/>
      <text:p text:style-name="P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08:48:58.965916265</meta:creation-date>
    <dc:date>2022-09-06T16:18:38.513175938</dc:date>
    <meta:editing-duration>PT3H57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1" meta:paragraph-count="32" meta:word-count="161" meta:character-count="1071" meta:non-whitespace-character-count="864"/>
  </office:meta>
</office:document-meta>
</file>